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0000000300F67C8FAB.png"/>
  <manifest:file-entry manifest:media-type="image/png" manifest:full-path="Pictures/100002010000013600000062FF20B91F.png"/>
  <manifest:file-entry manifest:media-type="image/png" manifest:full-path="Pictures/10000201000004000000030036A655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pr1" style:family="presentation" style:parent-style-name="Default_20_2-notes" style:list-style-name="L1">
      <style:graphic-properties draw:fill-color="#ffffff" draw:auto-grow-height="true" fo:min-height="12.573cm"/>
    </style:style>
    <style:style style:name="pr2" style:family="presentation" style:parent-style-name="Default_20_1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173cm"/>
    </style:style>
    <style:style style:name="pr4" style:family="presentation" style:parent-style-name="Default-outline1">
      <style:graphic-properties draw:fill-color="#ffffff" draw:auto-grow-height="true" fo:min-height="13.435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outline1">
      <style:graphic-properties fo:min-height="13.435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50%" fo:text-align="end" fo:text-indent="0cm"/>
      <style:text-properties fo:color="#000000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50%" fo:text-align="end" fo:text-indent="0cm"/>
      <style:text-properties fo:font-size="18pt"/>
    </style:style>
    <style:style style:name="P8" style:family="paragraph">
      <style:paragraph-properties fo:margin-left="0cm" fo:margin-right="0cm" fo:line-height="150%" fo:text-align="start" fo:text-indent="0cm"/>
      <style:text-properties fo:font-size="18pt"/>
    </style:style>
    <style:style style:name="P9" style:family="paragraph">
      <style:paragraph-properties fo:margin-left="0cm" fo:margin-right="0cm" fo:line-height="150%" fo:text-align="end" fo:text-indent="0cm"/>
      <style:text-properties fo:color="#000000" fo:font-size="18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3.49cm" svg:height="3.725cm" svg:x="3.18cm" svg:y="5.038cm">
          <draw:text-box>
            <text:p text:style-name="P1"><text:span text:style-name="T1">DevOps with Bash Programming</text:span></text:p>
            <text:p text:style-name="P2"><text:span text:style-name="T2"/></text:p>
          </draw:text-box>
        </draw:frame>
        <draw:frame draw:style-name="gr2" draw:text-style-name="P2" draw:layer="layout" svg:width="18.277cm" svg:height="4.049cm" svg:x="3.313cm" svg:y="7.886cm">
          <draw:text-box>
            <text:p text:style-name="P3"><text:span text:style-name="T2">Presenter: Scott McCarty </text:span></text:p>
            <text:p text:style-name="P3"><text:span text:style-name="T2">Role: Solutions Architect, Red Hat</text:span></text:p>
            <text:p text:style-name="P3"><text:span text:style-name="T2">Date: 09/28/2012</text:span><text:span text:style-name="T3"> </text:span><text:span text:style-name="T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1" draw:text-style-name="P5" draw:layer="layout" svg:width="20.955cm" svg:height="3.725cm" svg:x="3.181cm" svg:y="5.039cm">
          <draw:text-box>
            <text:p text:style-name="P1"><text:span text:style-name="T5">Agenda</text:span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First Hour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Demo</text:p>
              </text:list-item>
              <text:list-item>
                <text:p>Planning</text:p>
                <text:list>
                  <text:list-item>
                    <text:p>Templates</text:p>
                  </text:list-item>
                  <text:list-item>
                    <text:p>Licensing</text:p>
                  </text:list-item>
                </text:list>
              </text:list-item>
              <text:list-item>
                <text:p text:style-name="P4">Tools</text:p>
                <text:list>
                  <text:list-item>
                    <text:p>Version Control</text:p>
                  </text:list-item>
                  <text:list-item>
                    <text:p>Bug Track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>
            <draw:text-box>
              <text:list text:style-name="L3">
                <text:list-item>
                  <text:p>Introduction: until 9:10AM</text:p>
                  <text:list>
                    <text:list-item>
                      <text:p>Scott Mccarty: Computer Science/Anthropology</text:p>
                    </text:list-item>
                    <text:list-item>
                      <text:p>What is DevOps: Culture &amp; Tools</text:p>
                    </text:list-item>
                    <text:list-item>
                      <text:p>Why Bash?</text:p>
                    </text:list-item>
                  </text:list>
                </text:list-item>
                <text:list-item>
                  <text:p>Demo: until 9:20AM</text:p>
                  <text:list>
                    <text:list-item>
                      <text:p>Show connection to 3 remote systems</text:p>
                    </text:list-item>
                    <text:list-item>
                      <text:p>Demonstrate: groups, commands, basic options</text:p>
                    </text:list-item>
                  </text:list>
                </text:list-item>
                <text:list-item>
                  <text:p>Tools: github.com</text:p>
                  <text:list>
                    <text:list-item>
                      <text:p>Version Control</text:p>
                      <text:list>
                        <text:list-item>
                          <text:p>Commands: git clone, git add, git commit, git push, git diff –color</text:p>
                        </text:list-item>
                      </text:list>
                    </text:list-item>
                    <text:list-item>
                      <text:p>Bug Tracker</text:p>
                      <text:list>
                        <text:list-item>
                          <text:p>Review tickets</text:p>
                        </text:list-item>
                        <text:list-item>
                          <text:p>Add/delete tickets <text:s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Agenda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Architecture</text:p>
                <text:list>
                  <text:list-item>
                    <text:p>Logging</text:p>
                  </text:list-item>
                  <text:list-item>
                    <text:p>Command Line Interface Design</text:p>
                  </text:list-item>
                  <text:list-item>
                    <text:p>Critical Syntax</text:p>
                  </text:list-item>
                  <text:list-item>
                    <text:p>Configu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Agenda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Life cycle</text:p>
                <text:list>
                  <text:list-item>
                    <text:p>Installation</text:p>
                  </text:list-item>
                  <text:list-item>
                    <text:p>Testin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draw:style-name="gr1" draw:text-style-name="P9" draw:layer="layout" svg:width="20.955cm" svg:height="3.725cm" svg:x="3.181cm" svg:y="5.039cm">
          <draw:text-box>
            <text:p text:style-name="P7"><text:span text:style-name="T5">First Hour</text:span></text:p>
            <text:p text:style-name="P8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troduction &amp; Demo: Until 9:2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Scott Mccarty: Computer Science/Anthropology</text:p>
                  </text:list-item>
                  <text:list-item>
                    <text:p>What is DevOps: Culture &amp; Tools</text:p>
                  </text:list-item>
                  <text:list-item>
                    <text:p>Why Bash?</text:p>
                  </text:list-item>
                </text:list>
              </text:list-item>
              <text:list-item>
                <text:p>Demo</text:p>
                <text:list>
                  <text:list-item>
                    <text:p>Show connection to 3 remote systems</text:p>
                  </text:list-item>
                  <text:list-item>
                    <text:p>Demonstrate: groups, commands, basic op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Dig in to Tools: Until 9:4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Version Control: </text:p>
                    <text:list>
                      <text:list-item>
                        <text:p>Commands: git clone, git add, git commit, git push, git diff –color</text:p>
                      </text:list-item>
                    </text:list>
                  </text:list-item>
                  <text:list-item>
                    <text:p>Bug Tracker</text:p>
                    <text:list>
                      <text:list-item>
                        <text:p>Review tickets</text:p>
                      </text:list-item>
                      <text:list-item>
                        <text:p>Add/delete tickets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Until 10AM</text:p>
          </draw:text-box>
        </draw:frame>
        <draw:frame presentation:style-name="pr4" draw:text-style-name="P4" draw:layer="layout" svg:width="12.296cm" svg:height="13.435cm" svg:x="1.471cm" svg:y="4.145cm" presentation:class="outline">
          <draw:text-box>
            <text:list text:style-name="L2">
              <text:list-item>
                <text:p>Tools</text:p>
                <text:list>
                  <text:list-item>
                    <text:p>Connect everyone to Internet</text:p>
                  </text:list-item>
                  <text:list-item>
                    <text:p>Get me your email addresses</text:p>
                  </text:list-item>
                  <text:list-item>
                    <text:p>Version Control: </text:p>
                    <text:list>
                      <text:list-item>
                        <text:p>Command: git <text:s/></text:p>
                      </text:list-item>
                    </text:list>
                  </text:list-item>
                  <text:list-item>
                    <text:p>Bug Tracker</text:p>
                    <text:list>
                      <text:list-item>
                        <text:p>Review tickets</text:p>
                      </text:list-item>
                      <text:list-item>
                        <text:p>Add/delete tickets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2.296cm" svg:height="13.435cm" svg:x="14.382cm" svg:y="4.145cm" presentation:class="outline">
          <draw:text-box>
            <text:list text:style-name="L2">
              <text:list-header>
                <text:p>git global --config 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 | PRESENTER NAME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0.933cm" svg:height="3.455cm" svg:x="17.067cm" svg:y="17.545cm">
        <draw:image xlink:href="Pictures/100002010000013600000062FF20B91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8cm" svg:x="0cm" svg:y="0cm">
        <draw:image xlink:href="Pictures/10000201000004000000030036A6559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9cm" svg:x="0cm" svg:y="0.001cm">
        <draw:image xlink:href="Pictures/100000000000040000000300F67C8FAB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date>2012-09-26T21:09:23</dc:date>
    <dc:language>en-US</dc:language>
    <meta:editing-cycles>119</meta:editing-cycles>
    <meta:editing-duration>P3DT5H57M21S</meta:editing-duration>
    <dc:creator>Scott McCarty</dc:creator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